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</office:automatic-styles>
  <office:body>
    <office:text text:use-soft-page-breaks="true">
      <text:p text:style-name="P1">Verhaal lijn voor beroeps opdracht</text:p>
      <text:p text:style-name="P2"/>
      <text:p text:style-name="P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N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rtijn Nuis</meta:initial-creator>
    <dc:creator>Martijn Nuis</dc:creator>
    <meta:creation-date>2022-10-04T07:42:00Z</meta:creation-date>
    <dc:date>2022-10-04T08:10:00Z</dc:date>
    <meta:template xlink:href="Normal" xlink:type="simple"/>
    <meta:editing-cycles>1</meta:editing-cycles>
    <meta:editing-duration>PT600S</meta:editing-duration>
    <meta:document-statistic meta:page-count="1" meta:paragraph-count="1" meta:word-count="5" meta:character-count="36" meta:row-count="1" meta:non-whitespace-character-count="32"/>
  </office:meta>
</office:document-meta>
</file>